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42095063900786120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22189099086869106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42551161558522618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76181036810327172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1269181685997788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08209018989381218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90674141248580981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42758785480380317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586637" text:continue-list="list590674141248580981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04602118191352721"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58559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56657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58243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572017"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570813"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00702550322033715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5317973162075105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38688017242118771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82216"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2733019927949067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7215437360844909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20153992624826771" text:style-name="L15">
        <text:list-item>
          <text:list>
            <text:list-header>
              <text:p text:style-name="P170">1.5 miles averaging about 9:40/mile and rest 1 min</text:p>
            </text:list-header>
          </text:list>
        </text:list-item>
      </text:list>
      <text:p text:style-name="P23">1 mile in 8:26 and rest 2 min</text:p>
      <text:list xml:id="list151923476895858527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4055757355739279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58087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332473225011363532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36254243061378097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87702017787349716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597898" text:continue-list="list1362542430613780975" text:style-name="L19">
        <text:list-item>
          <text:list>
            <text:list-header>
              <text:p text:style-name="P174">(Pace*HR)=1240</text:p>
            </text:list-header>
          </text:list>
        </text:list-item>
      </text:list>
      <text:list xml:id="list37584684" text:continue-list="list3324732250113635328" text:style-name="L18">
        <text:list-item>
          <text:list>
            <text:list-header>
              <text:p text:style-name="P173">2 miles at 10:46/mile Ave HR= 121 bpm and rest a few minutes</text:p>
            </text:list-header>
          </text:list>
        </text:list-item>
      </text:list>
      <text:list xml:id="list37591862" text:continue-list="list3759789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571770"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7829767436864929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6271744310595795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921984904229795439"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2005456299620098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9967877298965842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4144913569306159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571553"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57842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209999745283530170"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84240635000035734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583397385517061334"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7T17:33:52.27</dc:date>
    <dc:creator>James Lombardi</dc:creator>
    <meta:editing-duration>P18DT23H12M41S</meta:editing-duration>
    <meta:editing-cycles>1472</meta:editing-cycles>
    <meta:generator>OpenOffice/4.1.2$Win32 OpenOffice.org_project/412m3$Build-9782</meta:generator>
    <meta:document-statistic meta:table-count="0" meta:image-count="9" meta:object-count="0" meta:page-count="155" meta:paragraph-count="4410" meta:word-count="48197" meta:character-count="247684"/>
  </office:meta>
</office:document-meta>
</file>